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800000205131733F68F1C16B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cript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vertical-align="middl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949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451cm"/>
      <style:paragraph-properties style:writing-mode="lr-tb"/>
    </style:style>
    <style:style style:name="gr5" style:family="graphic" style:parent-style-name="standard">
      <style:graphic-properties draw:stroke="none" draw:fill="none" fo:min-height="1.5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4.14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83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5.5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0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18pt" fo:language="el" fo:country="GR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7.131cm" svg:height="3.078cm" svg:x="0.258cm" svg:y="0.128cm" svg:viewBox="0 0 7132 3079" svg:d="M0 323c202-82 430-110 645-64 225 49 460 100 689 64 219-33 448-56 645-172 223-131 463-65 710-107 221-36 444-45 667-22 237 26 471-10 709-21 246-10 475 44 710 86 211 38 427 76 646 43s442-51 666-43c243 9 455 127 646 258 317 218-443 615 129 624 391 6 245 327 236 495-13 228-6 446-43 666-38 226 120 426 0 646-135 247-424 264-666 236-226-26-446-68-667-107-221-38-445-25-667-22-244 4-486 54-731 43-231-10-433-112-667-129-226-16-456 29-667-64-213-94-446-45-667-22-233 24-442 121-667 151-221 30-426 113-645 150-214 36-429 76-645 65h-151z">
          <text:p text:style-name="P1"><text:span text:style-name="T1"/></text:p>
        </draw:path>
        <draw:frame draw:style-name="gr2" draw:text-style-name="P4" draw:layer="layout" svg:width="8.75cm" svg:height="3.199cm" svg:x="-0.057cm" svg:y="0.08cm">
          <draw:text-box>
            <text:p text:style-name="P3"><text:span text:style-name="T2">ΣΚΕΨΟΥ ΟΤΙ ΕΙΜΑΙ ΑΥΤΟΔΙΔΑΚΤΟΣ, ΟΠΟΤΕ Ο ΚΩΔΙΚΑΣ ΜΟΥ ΕΙΝΑΙ ΛΙΓΟ ΑΚΑΤΑΣΤΑΤΟΣ.</text:span></text:p>
          </draw:text-box>
        </draw:frame>
        <draw:path draw:style-name="gr3" draw:text-style-name="P5" draw:layer="layout" svg:width="4.019cm" svg:height="2.861cm" svg:x="3.158cm" svg:y="3.043cm" svg:viewBox="0 0 4020 2862" svg:d="M0 940c51-302 118-654 455-797 289-121 587-86 882-85 306 3 606-45 910-57s606 53 911 85c273 30 703-31 739 398 24 287 77 571 114 854 40 303-65 595-142 882-74 276-208 721-598 626-302-72-638 74-910-86-293-172-609-70-882 29-279 103-605 98-882-29l-284-56h-143z">
          <text:p/>
        </draw:path>
        <draw:frame draw:style-name="gr4" draw:text-style-name="P7" draw:layer="layout" svg:width="5.25cm" svg:height="3.701cm" svg:x="2.5cm" svg:y="3cm">
          <draw:text-box>
            <text:p text:style-name="P6"><text:span text:style-name="T2">ΑΣΕ ΜΕ ΝΑ ΔΩ- ΕΙΜΑΙ ΣΙΓΟΥΡΗ ΟΤΙ ΕΙΝΑΙ ΕΝΤΑΞΕΙ.</text:span></text:p>
          </draw:text-box>
        </draw:frame>
        <draw:path draw:style-name="gr3" draw:text-style-name="P5" draw:layer="layout" svg:width="2.451cm" svg:height="1.476cm" svg:x="8.876cm" svg:y="0.022cm" svg:viewBox="0 0 2452 1477" svg:d="M0 348c119-377 527-354 825-342 294 11 596-46 882 57 258 92 688 1 740 427 37 306-123 692-456 683-284-9-638-154-853 57-240 235-615 358-854 113l-227-284-57-228z">
          <text:p/>
        </draw:path>
        <draw:frame draw:style-name="gr5" draw:text-style-name="P8" draw:layer="layout" svg:width="3.75cm" svg:height="1.825cm" svg:x="8.75cm" svg:y="0.308cm">
          <draw:text-box>
            <text:p><text:span text:style-name="T3">...ΟΥΑΟΥ.</text:span></text:p>
          </draw:text-box>
        </draw:frame>
        <draw:path draw:style-name="gr3" draw:text-style-name="P5" draw:layer="layout" svg:width="7.079cm" svg:height="4.599cm" svg:x="7.909cm" svg:y="1.25cm" svg:viewBox="0 0 7080 4600" svg:d="M0 59c342 42 676 128 1024 145 286 13 557 134 853 116 292-18 586 39 882 28 300-11 574-200 882-203 293-2 587-3 882-28 288-24 563-111 854-116 296-6 594 21 882 86 334 76 656 341 711 696 44 287 161 568 85 871-73 290-57 600-28 897 31 315-89 586-171 871-86 299 9 608-85 898-208 643-510-25-854 0-284 22-548-160-853-58-293 99-597-9-911 0-292 9-591-51-853 58-317 133-593-120-882 0-284 119-576 25-854 87-296 66-588 41-882 58l-284 30-57-30z">
          <text:p/>
        </draw:path>
        <draw:frame draw:style-name="gr6" draw:text-style-name="P9" draw:layer="layout" svg:width="7cm" svg:height="4.391cm" svg:x="7.75cm" svg:y="1.75cm">
          <draw:text-box>
            <text:p><text:span text:style-name="T2">ΑΥΤΟ ΕΙΝΑΙ ΣΑΝ ΕΝΑ ΣΠΙΤΙ ΠΟΥ ΤΟ ΕΙΧΕ ΧΤΙΣΕΙ ΕΝΑ ΠΑΙΔΙ ΜΕ ΜΟΝΟ ΕΝΑ ΤΣΕΚΟΥΡΙ ΚΑΙ ΜΙΑ ΦΩΤΟΓΡΑΦΙΑ ΕΝΟΣ ΣΠΙΤΙΟΥ.</text:span></text:p>
          </draw:text-box>
        </draw:frame>
        <draw:path draw:style-name="gr3" draw:text-style-name="P5" draw:layer="layout" svg:width="7.785cm" svg:height="4.867cm" svg:x="15.476cm" svg:y="0.133cm" svg:viewBox="0 0 7786 4868" svg:d="M0 132c303-110 586 13 911-61 333-76 682-8 1024 30 296 33 593 80 882 154 287 73 564-21 853 0 312 23 628-36 939 0 318 36 609-19 911-93 323-78 592-22 910-61 298-36 590-208 882 0 309 221 267 618 313 947 43 305 217 614 142 916-79 318-12 620-85 916-75 305-74 612-114 916-42 323 103 697-142 947s-617 62-911-31c-300-96-547-272-910-153-286 94-584 157-882 92-285-63-559-47-853-92-340-51-686 19-1025-30-318-45-582 16-882 60-305 45-584 66-882 93-286 25-569 38-853 61l-85 30z">
          <text:p/>
        </draw:path>
        <draw:path draw:style-name="gr3" draw:text-style-name="P5" draw:layer="layout" svg:width="1.621cm" svg:height="1.052cm" svg:x="17cm" svg:y="4.197cm" svg:viewBox="0 0 1622 1053" svg:d="M0 0c65 342 285 632 598 825 288 177 592 116 882 228l142-114z">
          <text:p/>
        </draw:path>
        <draw:frame draw:style-name="gr7" draw:text-style-name="P11" draw:layer="layout" svg:width="8cm" svg:height="5.081cm" svg:x="15.25cm" svg:y="0.25cm">
          <draw:text-box>
            <text:p text:style-name="P10"><text:span text:style-name="T2">ΕΙΝΑΙ ΣΑΝ ΜΙΑ ΣΥΝΤΑΓΗ ΓΙΑ ΣΑΛΑΤΑ ΠΟΥ ΓΡΑΦΤΗΚΕ ΑΠΟ ΕΝΑΝ ΔΙΚΗΓΟΡΟ ΧΡΗΣΙΜΟΠΟΙΩΝΤΑΣ ΑΥΤΟΜΑΤΗ ΔΙΟΡΘΩΣΗ ΠΟΥ ΞΕΡΕΙ ΜΟΝΟ ΦΟΡΜΟΥΛΕΣ ΤΟΥ EXCEL. </text:span></text:p>
          </draw:text-box>
        </draw:frame>
        <draw:path draw:style-name="gr3" draw:text-style-name="P5" draw:layer="layout" svg:width="8.612cm" svg:height="4.421cm" svg:x="23.926cm" svg:y="0.217cm" svg:viewBox="0 0 8613 4422" svg:d="M0 10c305 45 597-38 910 0 307 38 600 123 911 114 323-9 638 99 967 114 320 15 616-219 939-228 331-9 666 105 996 57 336-49 620 108 938 142 311 35 602-102 911-85 301 18 590-182 882-85 293 99 645 185 768 540 100 289 197 580 256 882 57 292 101 585 114 882 13 312 52 635-29 939-76 284 62 596-57 854-197 427-508-161-882 199-241 232-605-66-910-143-318-80-602 24-910 86-312 63-599 94-911 85-315-9-628-42-939-85-320-44-644 11-967-57-291-61-586 34-882 28-285-4-573-30-853 57-283 88-586 102-882 86h-285-28z">
          <text:p/>
        </draw:path>
        <draw:frame draw:style-name="gr8" draw:text-style-name="P12" draw:layer="layout" svg:width="8.88cm" svg:height="5.771cm" svg:x="23.75cm" svg:y="0cm">
          <draw:text-box>
            <text:p text:style-name="P10"><text:span text:style-name="T2">ΕΙΝΑΙ ΣΑΝ ΝΑ ΠΗΡΕ ΚΑΠΟΙΟΣ ΤΟΝ ΔΙΑΛΟΓΟ ΑΠΟ ΕΝΑ ΖΕΥΓΑΡΙ ΠΟΥ ΤΣΑΚΩΝΟΝΤΑΙ ΣΤΑ ΙΚΕΑ ΚΑΙ ΕΚΑΝΕ ΤΥΧΑΙΕΣ ΑΛΛΑΓΕΣ ΜΕΧΡΙ ΝΑ ΜΕΤΑΓΛΩΤΤΙΣΤΕΙ ΧΩΡΙΣ ΛΑΘΗ.</text:span></text:p>
          </draw:text-box>
        </draw:frame>
        <draw:path draw:style-name="gr3" draw:text-style-name="P5" draw:layer="layout" svg:width="4.584cm" svg:height="1.855cm" svg:x="27.738cm" svg:y="4.379cm" svg:viewBox="0 0 4585 1856" svg:d="M0 116c333 9 677 62 968 227 355 201 601-212 881-313 327-118 636 156 968 114 342-43 687-5 1024 57 229 42 623-238 683 256 36 299 22 573 57 854 45 357-301 584-598 540-292-43-589 34-882-85-288-117-560 92-882 0-273-78-569-1-853 0l-313 57h-313l-256 28z">
          <text:p/>
        </draw:path>
        <draw:frame draw:style-name="gr9" draw:text-style-name="P7" draw:layer="layout" svg:width="6.38cm" svg:height="2.321cm" svg:x="26.25cm" svg:y="4.679cm">
          <draw:text-box>
            <text:p text:style-name="P6"><text:span text:style-name="T2">ΟΚΕΥ ΘΑ ΔΙΑΒΑΣΩ STYLE GUIDE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cript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5C800000205131733F68F1C16BD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1" fo:font-family="'Comic Sans MS'" style:font-style-name="Bold" style:font-family-generic="script" style:font-pitch="variable" fo:font-size="24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2.63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2T14:35:54.434934486</meta:creation-date>
    <dc:date>2023-06-03T18:13:16.448432831</dc:date>
    <meta:editing-duration>PT4M53S</meta:editing-duration>
    <meta:editing-cycles>2</meta:editing-cycles>
    <meta:generator>LibreOffice/7.3.7.2$Linux_X86_64 LibreOffice_project/30$Build-2</meta:generator>
    <meta:document-statistic meta:object-count="15"/>
  </office:meta>
</office:document-meta>
</file>